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.8339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2.2228in"/>
    </style:style>
    <style:style style:name="co7" style:family="table-column">
      <style:table-column-properties fo:break-before="auto" style:column-width="1.3083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2" table:style-name="ta1">
        <table:shapes>
          <draw:frame draw:z-index="0" draw:style-name="gr1" draw:text-style-name="P1" svg:width="6.3071in" svg:height="3.5449in" svg:x="0.0217in" svg:y="1.3177in">
            <draw:object draw:notify-on-update-of-ranges="Results_2.A1:Results_2.A1 Results_2.A2:Results_2.A6 Results_2.B1:Results_2.B1 Results_2.B2:Results_2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0.0646in" svg:y="5.0406in">
            <draw:object draw:notify-on-update-of-ranges="Results_2.A1:Results_2.A1 Results_2.A2:Results_2.A6 Results_2.C1:Results_2.C1 Results_2.C2:Results_2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5in" svg:height="3.5453in" svg:x="6.4579in" svg:y="1.2547in">
            <draw:object draw:notify-on-update-of-ranges="Results_2.A1:Results_2.A1 Results_2.A2:Results_2.A6 Results_2.D1:Results_2.D1 Results_2.D2:Results_2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5in" svg:height="3.5449in" svg:x="6.5657in" svg:y="5.1138in">
            <draw:object draw:notify-on-update-of-ranges="Results_2.A1:Results_2.A1 Results_2.A2:Results_2.A6 Results_2.E1:Results_2.E1 Results_2.E2:Results_2.E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65in" svg:height="3.5449in" svg:x="12.8945in" svg:y="1.3386in">
            <draw:object draw:notify-on-update-of-ranges="Results_2.A1:Results_2.A1 Results_2.A2:Results_2.A6 Results_2.F1:Results_2.F1 Results_2.F2:Results_2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  <table:table-cell office:value-type="string" calcext:value-type="string">
            <text:p>sim_insts</text:p>
          </table:table-cell>
          <table:table-cell office:value-type="string" calcext:value-type="string">
            <text:p>system.clk_domain.clock</text:p>
          </table:table-cell>
          <table:table-cell office:value-type="string" calcext:value-type="string">
            <text:p>system.cpu_clk_domain.clock</text:p>
          </table:table-cell>
        </table:table-row>
        <table:table-row table:style-name="ro1">
          <table:table-cell office:value-type="string" calcext:value-type="string">
            <text:p>specbzip</text:p>
          </table:table-cell>
          <table:table-cell office:value-type="float" office:value="0.161025" calcext:value-type="float">
            <text:p>0.161025</text:p>
          </table:table-cell>
          <table:table-cell office:value-type="float" office:value="1.610247" calcext:value-type="float">
            <text:p>1.610247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282157" calcext:value-type="float">
            <text:p>0.282157</text:p>
          </table:table-cell>
          <table:table-cell office:value-type="float" office:value="100000001" calcext:value-type="float">
            <text:p>1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1.185304" calcext:value-type="float">
            <text:p>1.185304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77747" calcext:value-type="float">
            <text:p>0.077747</text:p>
          </table:table-cell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0.262327" calcext:value-type="float">
            <text:p>0.262327</text:p>
          </table:table-cell>
          <table:table-cell office:value-type="float" office:value="2.623265" calcext:value-type="float">
            <text:p>2.623265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999944" calcext:value-type="float">
            <text:p>0.999944</text:p>
          </table:table-cell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0.127942" calcext:value-type="float">
            <text:p>0.127942</text:p>
          </table:table-cell>
          <table:table-cell office:value-type="float" office:value="1.279422" calcext:value-type="float">
            <text:p>1.279422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.055046" calcext:value-type="float">
            <text:p>0.055046</text:p>
          </table:table-cell>
          <table:table-cell office:value-type="float" office:value="100000001" calcext:value-type="float">
            <text:p>100000001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0.704056" calcext:value-type="float">
            <text:p>0.704056</text:p>
          </table:table-cell>
          <table:table-cell office:value-type="float" office:value="7.040561" calcext:value-type="float">
            <text:p>7.040561</text:p>
          </table:table-cell>
          <table:table-cell office:value-type="float" office:value="0.121831" calcext:value-type="float">
            <text:p>0.1218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9:51:16.994280598</dc:date>
    <meta:editing-duration>PT2H1M23S</meta:editing-duration>
    <meta:editing-cycles>2</meta:editing-cycles>
    <meta:generator>LibreOffice/25.8.4.2$Linux_X86_64 LibreOffice_project/580$Build-2</meta:generator>
    <meta:document-statistic meta:table-count="1" meta:cell-count="5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legend chart:legend-position="end" svg:x="13.259cm" svg:y="4.203cm" style:legend-expansion="high" chart:style-name="ch2"/>
        <chart:plot-area chart:style-name="ch3" svg:x="0.32cm" svg:y="0.18cm" svg:width="12.619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27cm" svg:y="0.18cm" svg:width="11.733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2.A2:Results_2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2.B2:Results_2.B6" chart:label-cell-address="Results_2.B1:Results_2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econds</text:p>
                <draw:g>
                  <svg:desc>Results_2.B1:Results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2.A2:Results_2.A6</svg:desc>
                </draw:g>
              </table:table-cell>
              <table:table-cell office:value-type="float" office:value="0.161025">
                <text:p>0.161025</text:p>
                <draw:g>
                  <svg:desc>Results_2.B2:Results_2.B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11853">
                <text:p>0.11853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262327">
                <text:p>0.262327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127942">
                <text:p>0.127942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704056">
                <text:p>0.704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2.964cm" svg:y="4.203cm" style:legend-expansion="high" chart:style-name="ch2"/>
        <chart:plot-area chart:style-name="ch3" svg:x="0.319cm" svg:y="0.18cm" svg:width="12.326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851cm" svg:y="0.18cm" svg:width="11.703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2.A2:Results_2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2.C2:Results_2.C6" chart:label-cell-address="Results_2.C1:Results_2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cpi</text:p>
                <draw:g>
                  <svg:desc>Results_2.C1:Results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2.A2:Results_2.A6</svg:desc>
                </draw:g>
              </table:table-cell>
              <table:table-cell office:value-type="float" office:value="1.610247">
                <text:p>1.610247</text:p>
                <draw:g>
                  <svg:desc>Results_2.C2:Results_2.C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1.185304">
                <text:p>1.185304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2.623265">
                <text:p>2.623265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1.279422">
                <text:p>1.279422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7.040561">
                <text:p>7.040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0.46cm" svg:y="4.005cm" style:legend-expansion="high" chart:style-name="ch2"/>
        <chart:plot-area chart:style-name="ch3" svg:x="0.319cm" svg:y="0.18cm" svg:width="9.822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39cm" svg:y="0.208cm" svg:width="8.902cm" svg:height="7.9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2.A2:Results_2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2.D2:Results_2.D6" chart:label-cell-address="Results_2.D1:Results_2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dcache.overall_miss_rate::total</text:p>
                <draw:g>
                  <svg:desc>Results_2.D1:Results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2.A2:Results_2.A6</svg:desc>
                </draw:g>
              </table:table-cell>
              <table:table-cell office:value-type="float" office:value="0.014675">
                <text:p>0.014675</text:p>
                <draw:g>
                  <svg:desc>Results_2.D2:Results_2.D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1629">
                <text:p>0.001629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60971">
                <text:p>0.060971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02108">
                <text:p>0.002108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121831">
                <text:p>0.121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0.575cm" svg:y="4.004cm" style:legend-expansion="high" chart:style-name="ch2"/>
        <chart:plot-area chart:style-name="ch3" svg:x="0.319cm" svg:y="0.18cm" svg:width="9.937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18cm" svg:width="8.779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2.A2:Results_2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2.E2:Results_2.E6" chart:label-cell-address="Results_2.E1:Results_2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cpu.icache.overall_miss_rate::total</text:p>
                <draw:g>
                  <svg:desc>Results_2.E1:Results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2.A2:Results_2.A6</svg:desc>
                </draw:g>
              </table:table-cell>
              <table:table-cell office:value-type="float" office:value="0.000077">
                <text:p>0.000077</text:p>
                <draw:g>
                  <svg:desc>Results_2.E2:Results_2.E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23627">
                <text:p>0.023627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0.518cm" svg:y="4.004cm" style:legend-expansion="high" chart:style-name="ch2"/>
        <chart:plot-area chart:style-name="ch3" svg:x="0.319cm" svg:y="0.18cm" svg:width="9.88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48cm" svg:y="0.184cm" svg:width="9.151cm" svg:height="7.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ults_2.A2:Results_2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esults_2.F2:Results_2.F6" chart:label-cell-address="Results_2.F1:Results_2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.l2.overall_miss_rate::total</text:p>
                <draw:g>
                  <svg:desc>Results_2.F1:Results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bzip</text:p>
                <draw:g>
                  <svg:desc>Results_2.A2:Results_2.A6</svg:desc>
                </draw:g>
              </table:table-cell>
              <table:table-cell office:value-type="float" office:value="0.282157">
                <text:p>0.282157</text:p>
                <draw:g>
                  <svg:desc>Results_2.F2:Results_2.F6</svg:desc>
                </draw:g>
              </table:table-cell>
            </table:table-row>
            <table:table-row>
              <table:table-cell office:value-type="string">
                <text:p>spechmmer</text:p>
              </table:table-cell>
              <table:table-cell office:value-type="float" office:value="0.077747">
                <text:p>0.077747</text:p>
              </table:table-cell>
            </table:table-row>
            <table:table-row>
              <table:table-cell office:value-type="string">
                <text:p>speclibm</text:p>
              </table:table-cell>
              <table:table-cell office:value-type="float" office:value="0.999944">
                <text:p>0.999944</text:p>
              </table:table-cell>
            </table:table-row>
            <table:table-row>
              <table:table-cell office:value-type="string">
                <text:p>specmcf</text:p>
              </table:table-cell>
              <table:table-cell office:value-type="float" office:value="0.055046">
                <text:p>0.055046</text:p>
              </table:table-cell>
            </table:table-row>
            <table:table-row>
              <table:table-cell office:value-type="string">
                <text:p>specsjeng</text:p>
              </table:table-cell>
              <table:table-cell office:value-type="float" office:value="0.999972">
                <text:p>0.999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